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draw:fill="none" draw:fill-color="#ffffcc" draw:fill-gradient-name="BMIL-SMIL" draw:textarea-horizontal-align="center" draw:textarea-vertical-align="middle"/>
    </style:style>
    <style:style style:name="gr2" style:family="graphic" style:parent-style-name="standard">
      <style:graphic-properties draw:stroke="dash" draw:stroke-dash="Fine_20_Dotted" draw:fill="solid" draw:fill-color="#ffffcc" draw:fill-gradient-name="BMIL-SMIL" draw:textarea-horizontal-align="center" draw:textarea-vertical-align="middle"/>
    </style:style>
    <style:style style:name="gr3" style:family="graphic" style:parent-style-name="standard">
      <style:graphic-properties draw:stroke="dash" draw:stroke-dash="Fine_20_Dotted" draw:fill="solid" draw:fill-color="#ffcc99" draw:fill-gradient-name="BMIL-SMIL" draw:textarea-horizontal-align="center" draw:textarea-vertical-align="middle"/>
    </style:style>
    <style:style style:name="gr4" style:family="graphic" style:parent-style-name="standard">
      <style:graphic-properties draw:stroke="dash" draw:stroke-dash="Fine_20_Dotted" draw:fill="solid" draw:fill-color="#ff8080" draw:fill-gradient-name="BMIL-SMIL" draw:textarea-horizontal-align="center" draw:textarea-vertical-align="middle"/>
    </style:style>
    <style:style style:name="gr5" style:family="graphic" style:parent-style-name="standard">
      <style:graphic-properties draw:stroke="none" draw:fill="hatch" draw:fill-color="#ccffff" draw:fill-gradient-name="Gradient_20_1" draw:fill-hatch-name="Lightgray_20_crossed_20_45_20_deg_20_narrow" draw:fill-hatch-solid="false" draw:fill-image-name="Empty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stroke="none" draw:fill="hatch" draw:fill-color="#ccffff" draw:fill-gradient-name="BML-BMIL" draw:fill-hatch-name="Lightgray_20_crossed_20_45_20_deg_20_narrow" draw:fill-hatch-solid="false" draw:textarea-horizontal-align="center" draw:textarea-vertical-align="middle"/>
    </style:style>
    <style:style style:name="gr7" style:family="graphic" style:parent-style-name="objectwithoutfill">
      <style:graphic-properties svg:stroke-width="0.05cm" draw:marker-start-width="0.363cm" draw:marker-end="Symmetric_20_Arrow" draw:marker-end-width="0.363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draw:stroke="solid" draw:stroke-dash="Fine_20_Dashed_20__28_var_29_" svg:stroke-width="0.05cm" draw:marker-start-width="0.363cm" draw:marker-end="Symmetric_20_Arrow" draw:marker-end-width="0.363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draw:stroke="solid" draw:stroke-dash="Fine_20_Dashed_20__28_var_29_" svg:stroke-width="0.05cm" draw:marker-start-width="0.363cm" draw:marker-end="Symmetric_20_Arrow" draw:marker-end-width="0.363cm" draw:fill="none" draw:fill-color="#cccccc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5cm" svg:stroke-color="#000000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draw:stroke="solid" draw:stroke-dash="Ultrafine_20_Dashed" svg:stroke-width="0.05cm" svg:stroke-color="#000000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objectwithoutfill">
      <style:graphic-properties draw:stroke="none" svg:stroke-width="0.05cm" draw:marker-start-width="0.363cm" draw:marker-end="Symmetric_20_Arrow" draw:marker-end-width="0.363cm" draw:fill="none" draw:fill-color="#ffffff" draw:textarea-horizontal-align="center" draw:textarea-vertical-align="middle"/>
    </style:style>
    <style:style style:name="gr13" style:family="graphic" style:parent-style-name="objectwithoutfill">
      <style:graphic-properties draw:stroke="solid" draw:stroke-dash="Fine_20_Dashed_20__28_var_29_" svg:stroke-width="0.05cm" draw:marker-start-width="0.363cm" draw:marker-end="Symmetric_20_Arrow" draw:marker-end-width="0.363cm" draw:fill="none" draw:fill-color="#ffffff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5cm" svg:stroke-color="#0000ff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svg:stroke-width="0.05cm" svg:stroke-color="#ff0000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line-height="120%" fo:text-align="center"/>
      <style:text-properties fo:font-family="'Luxi Sans'" style:font-family-generic="swiss" style:font-pitch="variable" fo:font-size="10pt" style:font-size-asian="24pt" style:font-size-complex="24pt"/>
    </style:style>
    <style:style style:name="P2" style:family="paragraph">
      <style:paragraph-properties fo:margin-left="0cm" fo:margin-right="0cm" fo:line-height="120%" fo:text-indent="0cm"/>
    </style:style>
    <style:style style:name="P3" style:family="paragraph">
      <style:paragraph-properties fo:margin-left="0cm" fo:margin-right="0cm" fo:line-height="120%" fo:text-indent="0cm"/>
      <style:text-properties fo:font-family="'Luxi Sans'" style:font-family-generic="swiss" style:font-pitch="variable" fo:font-size="10pt" style:font-size-asian="24pt" style:font-size-complex="24pt"/>
    </style:style>
    <style:style style:name="P4" style:family="paragraph">
      <style:paragraph-properties fo:margin-left="0cm" fo:margin-right="0cm" fo:line-height="120%" fo:text-align="center" fo:text-indent="0cm"/>
    </style:style>
    <style:style style:name="P5" style:family="paragraph">
      <style:paragraph-properties fo:margin-left="0cm" fo:margin-right="0cm" fo:line-height="120%" fo:text-align="center" fo:text-indent="0cm"/>
      <style:text-properties fo:font-family="'Luxi Sans'" style:font-family-generic="swiss" style:font-pitch="variable" fo:font-size="10pt" style:font-size-asian="24pt" style:font-size-complex="24pt"/>
    </style:style>
    <style:style style:name="T1" style:family="text">
      <style:text-properties fo:font-family="'Luxi Sans'" style:font-family-generic="swiss" style:font-pitch="variable" fo:font-size="10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9cm" svg:x="0.885cm" svg:y="11.135cm">
          <text:p/>
        </draw:rect>
        <draw:rect draw:style-name="gr2" draw:text-style-name="P1" draw:layer="layout" svg:width="28cm" svg:height="5.5cm" svg:x="0.885cm" svg:y="5.635cm">
          <text:p/>
        </draw:rect>
        <draw:rect draw:style-name="gr3" draw:text-style-name="P1" draw:layer="layout" svg:width="28cm" svg:height="2cm" svg:x="0.885cm" svg:y="3.635cm">
          <text:p/>
        </draw:rect>
        <draw:rect draw:style-name="gr4" draw:text-style-name="P1" draw:layer="layout" svg:width="28cm" svg:height="2cm" svg:x="0.885cm" svg:y="1.635cm">
          <text:p/>
        </draw:rect>
        <draw:rect draw:style-name="gr5" draw:text-style-name="P1" draw:layer="layout" svg:width="4.5cm" svg:height="3.25cm" svg:x="1.635cm" svg:y="7.635cm">
          <text:p/>
        </draw:rect>
        <draw:rect draw:style-name="gr6" draw:text-style-name="P1" draw:layer="layout" svg:width="5.5cm" svg:height="5.25cm" svg:x="1.635cm" svg:y="14.885cm">
          <text:p/>
        </draw:rect>
        <draw:rect draw:style-name="gr7" draw:text-style-name="P3" draw:id="id1" draw:layer="layout" svg:width="3.5cm" svg:height="1cm" svg:x="13.635cm" svg:y="11.635cm">
          <text:p text:style-name="P2"><text:span text:style-name="T1">messy_mecca_aero</text:span></text:p>
        </draw:rect>
        <draw:rect draw:style-name="gr8" draw:text-style-name="P3" draw:id="id3" draw:layer="layout" svg:width="3.5cm" svg:height="1cm" svg:x="17.635cm" svg:y="11.635cm">
          <text:p text:style-name="P2"><text:span text:style-name="T1">messy_mecca</text:span></text:p>
        </draw:rect>
        <draw:rect draw:style-name="gr9" draw:text-style-name="P5" draw:id="id6" draw:layer="layout" svg:width="22.5cm" svg:height="1cm" svg:x="6.135cm" svg:y="13.385cm">
          <draw:glue-point draw:id="8" svg:x="-4.222cm" svg:y="-5cm"/>
          <draw:glue-point draw:id="9" svg:x="4.222cm" svg:y="-5cm"/>
          <draw:glue-point draw:id="12" svg:x="-0.888cm" svg:y="-5cm"/>
          <draw:glue-point draw:id="15" svg:x="0.888cm" svg:y="-5cm"/>
          <text:p text:style-name="P4"><text:span text:style-name="T1">messy_mecca_kpp</text:span></text:p>
        </draw:rect>
        <draw:connector draw:style-name="gr10" draw:text-style-name="P1" draw:layer="layout" draw:type="curve" svg:x1="15.385cm" svg:y1="11.635cm" svg:x2="15.386cm" svg:y2="7.135cm" draw:start-shape="id1" draw:start-glue-point="0" draw:end-shape="id2" draw:end-glue-point="4">
          <text:p/>
        </draw:connector>
        <draw:connector draw:style-name="gr10" draw:text-style-name="P1" draw:layer="layout" draw:type="curve" svg:x1="19.385cm" svg:y1="11.635cm" svg:x2="19.384cm" svg:y2="7.135cm" draw:start-shape="id3" draw:start-glue-point="0" draw:end-shape="id2" draw:end-glue-point="5">
          <text:p/>
        </draw:connector>
        <draw:connector draw:style-name="gr11" draw:text-style-name="P1" draw:layer="layout" draw:type="curve" svg:x1="4.885cm" svg:y1="18.885cm" svg:x2="4.885cm" svg:y2="18.135cm" draw:start-shape="id4" draw:start-glue-point="8" draw:end-shape="id5" draw:end-glue-point="2">
          <text:p/>
        </draw:connector>
        <draw:rect draw:style-name="gr12" draw:text-style-name="P3" draw:layer="layout" svg:width="2cm" svg:height="1cm" draw:transform="rotate (1.5707963267946) translate (0.885cm 3.635cm)">
          <text:p text:style-name="P2"><text:span text:style-name="T1">BML</text:span></text:p>
        </draw:rect>
        <draw:connector draw:style-name="gr10" draw:text-style-name="P1" draw:layer="layout" draw:type="curve" svg:x1="15.387cm" svg:y1="13.385cm" svg:x2="15.385cm" svg:y2="12.635cm" draw:start-shape="id6" draw:start-glue-point="12" draw:end-shape="id1" draw:end-glue-point="2">
          <text:p/>
        </draw:connector>
        <draw:connector draw:style-name="gr10" draw:text-style-name="P1" draw:layer="layout" draw:type="curve" svg:x1="19.383cm" svg:y1="13.385cm" svg:x2="19.385cm" svg:y2="12.635cm" draw:start-shape="id6" draw:start-glue-point="15" draw:end-shape="id3" draw:end-glue-point="2">
          <text:p/>
        </draw:connector>
        <draw:rect draw:style-name="gr13" draw:text-style-name="P3" draw:id="id2" draw:layer="layout" svg:width="7.5cm" svg:height="1cm" svg:x="13.635cm" svg:y="6.135cm">
          <draw:glue-point draw:id="4" svg:x="-2.666cm" svg:y="5cm"/>
          <draw:glue-point draw:id="5" svg:x="2.666cm" svg:y="5cm"/>
          <draw:glue-point draw:id="6" svg:x="4.333cm" svg:y="5cm"/>
          <draw:glue-point draw:id="7" svg:x="-4.333cm" svg:y="5cm"/>
          <text:p text:style-name="P2"><text:span text:style-name="T1">messy_mecca_box</text:span></text:p>
        </draw:rect>
        <draw:connector draw:style-name="gr10" draw:text-style-name="P1" draw:layer="layout" draw:type="curve" svg:x1="17.385cm" svg:y1="13.385cm" svg:x2="17.385cm" svg:y2="7.135cm" draw:start-shape="id6" draw:start-glue-point="0" draw:end-shape="id2" draw:end-glue-point="2">
          <text:p/>
        </draw:connector>
        <draw:rect draw:style-name="gr9" draw:text-style-name="P5" draw:id="id4" draw:layer="layout" svg:width="5cm" svg:height="1cm" svg:x="1.885cm" svg:y="18.885cm">
          <draw:glue-point draw:id="8" svg:x="1cm" svg:y="-5cm"/>
          <draw:glue-point draw:id="10" svg:x="-4cm" svg:y="-5cm"/>
          <text:p text:style-name="P4"><text:span text:style-name="T1">messy_main_constants_mem</text:span></text:p>
        </draw:rect>
        <draw:rect draw:style-name="gr9" draw:text-style-name="P5" draw:id="id19" draw:layer="layout" svg:width="4cm" svg:height="1cm" svg:x="2.885cm" svg:y="15.385cm">
          <draw:glue-point draw:id="10" svg:x="-3.125cm" svg:y="-5cm"/>
          <text:p text:style-name="P4"><text:span text:style-name="T1">messy_main_tools</text:span></text:p>
        </draw:rect>
        <draw:rect draw:style-name="gr9" draw:text-style-name="P5" draw:id="id8" draw:layer="layout" svg:width="4cm" svg:height="1cm" svg:x="1.885cm" svg:y="9.635cm">
          <draw:glue-point draw:id="4" svg:x="-1.875cm" svg:y="-5cm"/>
          <draw:glue-point draw:id="5" svg:x="-4.375cm" svg:y="-5cm"/>
          <draw:glue-point draw:id="8" svg:x="-3.125cm" svg:y="-5cm"/>
          <draw:glue-point draw:id="9" svg:x="1.875cm" svg:y="-5cm"/>
          <text:p text:style-name="P4"><text:span text:style-name="T1">caaba_mem</text:span></text:p>
        </draw:rect>
        <draw:rect draw:style-name="gr13" draw:text-style-name="P3" draw:id="id10" draw:layer="layout" svg:width="26.75cm" svg:height="1cm" svg:x="1.885cm" svg:y="2.135cm">
          <draw:glue-point draw:id="4" svg:x="-4.906cm" svg:y="5cm"/>
          <draw:glue-point draw:id="5" svg:x="0.14cm" svg:y="5cm"/>
          <text:p text:style-name="P2"><text:span text:style-name="T1">caaba (caaba_module)</text:span></text:p>
        </draw:rect>
        <draw:rect draw:style-name="gr13" draw:text-style-name="P3" draw:id="id7" draw:layer="layout" svg:width="26.25cm" svg:height="1cm" svg:x="2.385cm" svg:y="4.135cm">
          <draw:glue-point draw:id="4" svg:x="-1.476cm" svg:y="5cm"/>
          <draw:glue-point draw:id="5" svg:x="4.333cm" svg:y="5cm"/>
          <draw:glue-point draw:id="6" svg:x="-2.904cm" svg:y="5cm"/>
          <draw:glue-point draw:id="7" svg:x="2.904cm" svg:y="5cm"/>
          <draw:glue-point draw:id="8" svg:x="0.714cm" svg:y="5cm"/>
          <draw:glue-point draw:id="9" svg:x="-4.904cm" svg:y="5cm"/>
          <draw:glue-point draw:id="10" svg:x="0.047cm" svg:y="-5cm"/>
          <text:p text:style-name="P2"><text:span text:style-name="T1">messy_main_control_cb</text:span></text:p>
        </draw:rect>
        <draw:connector draw:style-name="gr10" draw:text-style-name="P1" draw:layer="layout" draw:type="curve" svg:x1="17.385cm" svg:y1="6.135cm" svg:x2="17.384cm" svg:y2="5.135cm" draw:start-shape="id2" draw:start-glue-point="0" draw:end-shape="id7" draw:end-glue-point="8">
          <text:p/>
        </draw:connector>
        <draw:rect draw:style-name="gr9" draw:text-style-name="P5" draw:id="id9" draw:layer="layout" svg:width="2.5cm" svg:height="1cm" svg:x="3.385cm" svg:y="7.885cm">
          <text:p text:style-name="P4"><text:span text:style-name="T1">caaba_io</text:span></text:p>
          <text:p text:style-name="P4"><text:span text:style-name="T1">caaba_io_*.inc</text:span></text:p>
        </draw:rect>
        <draw:connector draw:style-name="gr10" draw:text-style-name="P1" draw:layer="layout" draw:type="curve" svg:x1="4.635cm" svg:y1="9.635cm" svg:x2="4.635cm" svg:y2="8.885cm" draw:start-shape="id8" draw:start-glue-point="9" draw:end-shape="id9" draw:end-glue-point="2">
          <text:p/>
        </draw:connector>
        <draw:connector draw:style-name="gr10" draw:text-style-name="P1" draw:layer="layout" draw:type="curve" svg:x1="15.633cm" svg:y1="4.135cm" svg:x2="15.634cm" svg:y2="3.135cm" draw:start-shape="id7" draw:start-glue-point="10" draw:end-shape="id10" draw:end-glue-point="5">
          <text:p/>
        </draw:connector>
        <draw:rect draw:style-name="gr13" draw:text-style-name="P3" draw:id="id13" draw:layer="layout" svg:width="3.5cm" svg:height="1cm" svg:x="6.135cm" svg:y="6.135cm">
          <text:p text:style-name="P2"><text:span text:style-name="T1">messy_traject_box</text:span></text:p>
        </draw:rect>
        <draw:rect draw:style-name="gr13" draw:text-style-name="P3" draw:id="id12" draw:layer="layout" svg:width="3.5cm" svg:height="1cm" svg:x="9.885cm" svg:y="6.135cm">
          <text:p text:style-name="P2"><text:span text:style-name="T1">messy_sappho_box</text:span></text:p>
        </draw:rect>
        <draw:rect draw:style-name="gr13" draw:text-style-name="P3" draw:id="id14" draw:layer="layout" svg:width="3.5cm" svg:height="1cm" svg:x="25.135cm" svg:y="6.135cm">
          <text:p text:style-name="P2"><text:span text:style-name="T1">messy_semidep_box</text:span></text:p>
        </draw:rect>
        <draw:rect draw:style-name="gr13" draw:text-style-name="P3" draw:id="id11" draw:layer="layout" svg:width="3.5cm" svg:height="1cm" svg:x="9.885cm" svg:y="11.635cm">
          <draw:glue-point draw:id="6" svg:x="3.571cm" svg:y="-5cm"/>
          <text:p text:style-name="P2"><text:span text:style-name="T1">messy_sappho</text:span></text:p>
        </draw:rect>
        <draw:connector draw:style-name="gr10" draw:text-style-name="P1" draw:layer="layout" draw:type="curve" svg:x1="11.635cm" svg:y1="11.635cm" svg:x2="11.635cm" svg:y2="7.135cm" draw:start-shape="id11" draw:start-glue-point="0" draw:end-shape="id12" draw:end-glue-point="2">
          <text:p/>
        </draw:connector>
        <draw:connector draw:style-name="gr10" draw:text-style-name="P1" draw:layer="layout" draw:type="curve" svg:x1="7.885cm" svg:y1="6.135cm" svg:x2="7.887cm" svg:y2="5.135cm" draw:start-shape="id13" draw:start-glue-point="0" draw:end-shape="id7" draw:end-glue-point="6">
          <text:p/>
        </draw:connector>
        <draw:connector draw:style-name="gr10" draw:text-style-name="P1" draw:layer="layout" draw:type="curve" svg:x1="11.635cm" svg:y1="6.135cm" svg:x2="11.636cm" svg:y2="5.135cm" draw:start-shape="id12" draw:start-glue-point="0" draw:end-shape="id7" draw:end-glue-point="4">
          <text:p/>
        </draw:connector>
        <draw:connector draw:style-name="gr10" draw:text-style-name="P1" draw:layer="layout" draw:type="curve" svg:x1="26.885cm" svg:y1="6.135cm" svg:x2="26.884cm" svg:y2="5.135cm" draw:start-shape="id14" draw:start-glue-point="0" draw:end-shape="id7" draw:end-glue-point="5">
          <text:p/>
        </draw:connector>
        <draw:connector draw:style-name="gr14" draw:text-style-name="P1" draw:layer="layout" draw:type="curve" svg:x1="21.886cm" svg:y1="11.635cm" svg:x2="20.634cm" svg:y2="7.135cm" draw:start-shape="id15" draw:start-glue-point="4" draw:end-shape="id2" draw:end-glue-point="6">
          <text:p/>
        </draw:connector>
        <draw:connector draw:style-name="gr14" draw:text-style-name="P1" draw:layer="layout" draw:type="curve" svg:x1="12.884cm" svg:y1="11.635cm" svg:x2="14.136cm" svg:y2="7.135cm" draw:start-shape="id11" draw:start-glue-point="6" draw:end-shape="id2" draw:end-glue-point="7">
          <text:p/>
        </draw:connector>
        <draw:rect draw:style-name="gr13" draw:text-style-name="P3" draw:id="id16" draw:layer="layout" svg:width="3.5cm" svg:height="1cm" svg:x="21.385cm" svg:y="6.135cm">
          <draw:glue-point draw:id="6" svg:x="5.071cm" svg:y="5.25cm"/>
          <text:p text:style-name="P2"><text:span text:style-name="T1">messy_jval_box</text:span></text:p>
        </draw:rect>
        <draw:rect draw:style-name="gr13" draw:text-style-name="P3" draw:id="id15" draw:layer="layout" svg:width="3.5cm" svg:height="1cm" svg:x="21.385cm" svg:y="11.635cm">
          <draw:glue-point draw:id="4" svg:x="-3.571cm" svg:y="-5cm"/>
          <text:p text:style-name="P2"><text:span text:style-name="T1">messy_jval</text:span></text:p>
        </draw:rect>
        <draw:connector draw:style-name="gr10" draw:text-style-name="P1" draw:layer="layout" draw:type="curve" svg:x1="23.135cm" svg:y1="11.635cm" svg:x2="23.135cm" svg:y2="7.135cm" draw:start-shape="id15" draw:start-glue-point="0" draw:end-shape="id16" draw:end-glue-point="2">
          <text:p/>
        </draw:connector>
        <draw:connector draw:style-name="gr15" draw:text-style-name="P1" draw:layer="layout" draw:type="curve" svg:x1="7.886cm" svg:y1="13.385cm" svg:x2="7.885cm" svg:y2="7.135cm" draw:start-shape="id6" draw:start-glue-point="8" draw:end-shape="id13" draw:end-glue-point="2">
          <text:p/>
        </draw:connector>
        <draw:connector draw:style-name="gr10" draw:text-style-name="P1" draw:layer="layout" draw:type="curve" svg:x1="23.135cm" svg:y1="6.135cm" svg:x2="23.133cm" svg:y2="5.135cm" draw:start-shape="id16" draw:start-glue-point="0" draw:end-shape="id7" draw:end-glue-point="7">
          <text:p/>
        </draw:connector>
        <draw:rect draw:style-name="gr13" draw:text-style-name="P3" draw:id="id17" draw:layer="layout" svg:width="3cm" svg:height="1cm" svg:x="2.885cm" svg:y="6.135cm">
          <draw:glue-point draw:id="5" svg:x="0.833cm" svg:y="5cm"/>
          <draw:glue-point draw:id="6" svg:x="-4.166cm" svg:y="5cm"/>
          <text:p text:style-name="P2"><text:span text:style-name="T1">messy_*_box</text:span></text:p>
        </draw:rect>
        <draw:rect draw:style-name="gr13" draw:text-style-name="P3" draw:id="id18" draw:layer="layout" svg:width="3.5cm" svg:height="1cm" svg:x="1.885cm" svg:y="11.635cm">
          <draw:glue-point draw:id="4" svg:x="-3.571cm" svg:y="5cm"/>
          <text:p text:style-name="P2"><text:span text:style-name="T1">messy_*</text:span></text:p>
        </draw:rect>
        <draw:connector draw:style-name="gr10" draw:text-style-name="P1" draw:layer="layout" draw:type="curve" svg:x1="4.635cm" svg:y1="7.885cm" svg:x2="4.634cm" svg:y2="7.135cm" draw:start-shape="id9" draw:start-glue-point="0" draw:end-shape="id17" draw:end-glue-point="5">
          <text:p/>
        </draw:connector>
        <draw:connector draw:style-name="gr10" draw:text-style-name="P1" draw:layer="layout" draw:type="curve" svg:x1="2.635cm" svg:y1="9.635cm" svg:x2="2.637cm" svg:y2="5.135cm" draw:start-shape="id8" draw:start-glue-point="8" draw:end-shape="id7" draw:end-glue-point="9">
          <text:p/>
        </draw:connector>
        <draw:connector draw:style-name="gr10" draw:text-style-name="P1" draw:layer="layout" draw:type="curve" svg:x1="2.385cm" svg:y1="18.885cm" svg:x2="2.386cm" svg:y2="12.635cm" draw:start-shape="id4" draw:start-glue-point="10" draw:end-shape="id18" draw:end-glue-point="4">
          <text:p/>
        </draw:connector>
        <draw:connector draw:style-name="gr10" draw:text-style-name="P1" draw:layer="layout" draw:type="curve" svg:x1="3.635cm" svg:y1="15.385cm" svg:x2="3.635cm" svg:y2="12.635cm" draw:start-shape="id19" draw:start-glue-point="10" draw:end-shape="id18" draw:end-glue-point="2">
          <text:p/>
        </draw:connector>
        <draw:connector draw:style-name="gr15" draw:text-style-name="P1" draw:layer="layout" draw:type="curve" svg:x1="26.884cm" svg:y1="13.385cm" svg:x2="26.885cm" svg:y2="7.135cm" draw:start-shape="id6" draw:start-glue-point="9" draw:end-shape="id14" draw:end-glue-point="2">
          <text:p/>
        </draw:connector>
        <draw:rect draw:style-name="gr12" draw:text-style-name="P3" draw:layer="layout" svg:width="2cm" svg:height="1cm" draw:transform="rotate (1.5707963267946) translate (0.885cm 5.635cm)">
          <text:p text:style-name="P2"><text:span text:style-name="T1">BMIL</text:span></text:p>
        </draw:rect>
        <draw:rect draw:style-name="gr12" draw:text-style-name="P3" draw:layer="layout" svg:width="2cm" svg:height="1cm" draw:transform="rotate (1.5707963267946) translate (0.885cm 7.635cm)">
          <text:p text:style-name="P2"><text:span text:style-name="T1">SMIL</text:span></text:p>
        </draw:rect>
        <draw:rect draw:style-name="gr12" draw:text-style-name="P3" draw:layer="layout" svg:width="2cm" svg:height="1cm" draw:transform="rotate (1.5707963267946) translate (0.885cm 14.385cm)">
          <text:p text:style-name="P2"><text:span text:style-name="T1">SMCL</text:span></text:p>
        </draw:rect>
        <draw:rect draw:style-name="gr9" draw:text-style-name="P5" draw:id="id5" draw:layer="layout" svg:width="4cm" svg:height="1cm" svg:x="2.885cm" svg:y="17.135cm">
          <text:p text:style-name="P4"><text:span text:style-name="T1">messy_main_blather</text:span></text:p>
        </draw:rect>
        <draw:connector draw:style-name="gr11" draw:text-style-name="P1" draw:layer="layout" draw:type="curve" svg:x1="4.885cm" svg:y1="17.135cm" svg:x2="4.885cm" svg:y2="16.385cm" draw:start-shape="id5" draw:start-glue-point="0" draw:end-shape="id19" draw:end-glue-point="2">
          <text:p/>
        </draw:connector>
        <draw:connector draw:style-name="gr10" draw:text-style-name="P1" draw:layer="layout" draw:type="curve" svg:x1="2.135cm" svg:y1="9.635cm" svg:x2="2.137cm" svg:y2="3.135cm" draw:start-shape="id8" draw:start-glue-point="5" draw:end-shape="id10" draw:end-glue-point="4">
          <text:p/>
        </draw:connector>
        <draw:connector draw:style-name="gr10" draw:text-style-name="P1" draw:layer="layout" draw:type="curve" svg:x1="3.135cm" svg:y1="9.635cm" svg:x2="3.136cm" svg:y2="7.135cm" draw:start-shape="id8" draw:start-glue-point="4" draw:end-shape="id17" draw:end-glue-point="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BMIL-SMIL" draw:style="linear" draw:start-color="#ffcc99" draw:end-color="#ffffcc" draw:start-intensity="100%" draw:end-intensity="100%" draw:angle="0" draw:border="0%"/>
    <draw:gradient draw:name="BML-BMIL" draw:style="linear" draw:start-color="#ff8080" draw:end-color="#ffcc99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hatch draw:name="Lightgray_20_crossed_20_45_20_deg_20_narrow" draw:display-name="Lightgray crossed 45 deg narrow" draw:style="double" draw:color="#c0c0c0" draw:distance="0.127cm" draw:rotation="225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Linienende_20_12" draw:display-name="Linienende 12" svg:viewBox="0 0 250 250" svg:d="m125 0 125 250h-25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5-11-24T18:23:51</meta:creation-date>
    <dc:date>2009-02-24T14:45:52</dc:date>
    <meta:editing-cycles>123</meta:editing-cycles>
    <meta:editing-duration>PT8H55M34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